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 style:data-style-name="N117">
      <style:table-cell-properties fo:background-color="#e6e6e6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17"/>
    <style:style style:name="ce7" style:family="table-cell" style:parent-style-name="Default" style:data-style-name="N117">
      <style:table-cell-properties fo:background-color="#e6e6e6"/>
    </style:style>
    <style:style style:name="ce8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17">
      <style:table-cell-properties fo:background-color="#e6e6e6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17">
      <style:table-cell-properties fo:background-color="#e6e6e6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 style:data-style-name="N117">
      <style:table-cell-properties fo:background-color="#ffffff"/>
    </style:style>
    <style:style style:name="ce17" style:family="table-cell" style:parent-style-name="Default" style:data-style-name="N117"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7">
      <style:table-cell-properties fo:background-color="#e6e6e6" style:text-align-source="fix" style:repeat-content="false" style:vertical-align="middle"/>
      <style:paragraph-properties fo:text-align="center"/>
      <style:text-properties style:font-name="Arial" style:font-name-asian="Arial Unicode MS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Classifier Accuracy 100%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8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Threshold</text:p>
          </table:table-cell>
          <table:table-cell table:style-name="ce1" office:value-type="string">
            <text:p>Num Chars</text:p>
          </table:table-cell>
          <table:table-cell table:style-name="ce1" office:value-type="string">
            <text:p>Num Errors</text:p>
          </table:table-cell>
          <table:table-cell table:style-name="ce1" office:value-type="string">
            <text:p>Num Dels</text:p>
          </table:table-cell>
          <table:table-cell table:style-name="ce1" office:value-type="string">
            <text:p>Num Steps</text:p>
          </table:table-cell>
          <table:table-cell table:style-name="ce5" office:value-type="string">
            <text:p>Sim Typing Speed (chars/min)</text:p>
          </table:table-cell>
          <table:table-cell table:style-name="ce5" office:value-type="string">
            <text:p>Est BCI Typing Speed (chars/min)</text:p>
          </table:table-cell>
          <table:table-cell table:style-name="ce5" office:value-type="string">
            <text:p>Avg Est. Typing Speed (chars/min)</text:p>
          </table:table-cell>
          <table:table-cell table:style-name="ce5" office:value-type="string">
            <text:p>Min Est. Typing Speed (chars/min)</text:p>
          </table:table-cell>
          <table:table-cell table:style-name="ce5" office:value-type="string">
            <text:p>Max Est. Typing Speed (chars/min)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70" table:number-columns-spanned="1" table:number-rows-spanned="10">
            <text:p>7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9.22374">
            <text:p>9.22374</text:p>
          </table:table-cell>
          <table:table-cell office:value-type="float" office:value="4.88889">
            <text:p>4.88889</text:p>
          </table:table-cell>
          <table:table-cell table:formula="of:=AVERAGE([.G2:.G11])" office:value-type="float" office:value="5.016368" table:number-columns-spanned="1" table:number-rows-spanned="10">
            <text:p>5.01637</text:p>
          </table:table-cell>
          <table:table-cell table:formula="of:=MIN([.G2:.G11])" office:value-type="float" office:value="2.80374" table:number-columns-spanned="1" table:number-rows-spanned="10">
            <text:p>2.80374</text:p>
          </table:table-cell>
          <table:table-cell table:formula="of:=MAX([.G2:.G11])" office:value-type="float" office:value="7.47664" table:number-columns-spanned="1" table:number-rows-spanned="10">
            <text:p>7.47664</text:p>
          </table:table-cell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4.86289">
            <text:p>4.86289</text:p>
          </table:table-cell>
          <table:table-cell office:value-type="float" office:value="2.80374">
            <text:p>2.80374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9.80585">
            <text:p>9.80585</text:p>
          </table:table-cell>
          <table:table-cell office:value-type="float" office:value="5.95238">
            <text:p>5.95238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.72863">
            <text:p>6.72863</text:p>
          </table:table-cell>
          <table:table-cell office:value-type="float" office:value="3.33333">
            <text:p>3.33333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2.22027">
            <text:p>12.22027</text:p>
          </table:table-cell>
          <table:table-cell office:value-type="float" office:value="7.47664">
            <text:p>7.47664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8.77255">
            <text:p>8.77255</text:p>
          </table:table-cell>
          <table:table-cell office:value-type="float" office:value="5.45455">
            <text:p>5.45455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0.86182">
            <text:p>10.86182</text:p>
          </table:table-cell>
          <table:table-cell office:value-type="float" office:value="5.67568">
            <text:p>5.67568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2.38425">
            <text:p>12.38425</text:p>
          </table:table-cell>
          <table:table-cell office:value-type="float" office:value="6.07143">
            <text:p>6.07143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.5081">
            <text:p>7.50810</text:p>
          </table:table-cell>
          <table:table-cell office:value-type="float" office:value="4">
            <text:p>4.00000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70">
            <text:p>70</text:p>
          </table:covered-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.81633">
            <text:p>7.81633</text:p>
          </table:table-cell>
          <table:table-cell office:value-type="float" office:value="4.50704">
            <text:p>4.50704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3" office:value-type="float" office:value="80" table:number-columns-spanned="1" table:number-rows-spanned="10">
            <text:p>80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7" office:value-type="float" office:value="5.19194">
            <text:p>5.19194</text:p>
          </table:table-cell>
          <table:table-cell table:style-name="ce7" office:value-type="float" office:value="4.78261">
            <text:p>4.78261</text:p>
          </table:table-cell>
          <table:table-cell table:style-name="ce9" table:formula="of:=AVERAGE([.G12:.G21])" office:value-type="float" office:value="4.990774" table:number-columns-spanned="1" table:number-rows-spanned="10">
            <text:p>4.99077</text:p>
          </table:table-cell>
          <table:table-cell table:style-name="ce11" table:formula="of:=MIN([.G12:.G21])" office:value-type="float" office:value="3.33333" table:number-columns-spanned="1" table:number-rows-spanned="10">
            <text:p>3.33333</text:p>
          </table:table-cell>
          <table:table-cell table:style-name="ce9" table:formula="of:=MAX([.G12:.G21])" office:value-type="float" office:value="7.33945" table:number-columns-spanned="1" table:number-rows-spanned="10">
            <text:p>7.33945</text:p>
          </table:table-cell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0">
            <text:p>70</text:p>
          </table:table-cell>
          <table:table-cell table:style-name="ce7" office:value-type="float" office:value="6.04757">
            <text:p>6.04757</text:p>
          </table:table-cell>
          <table:table-cell table:style-name="ce7" office:value-type="float" office:value="4.28571">
            <text:p>4.28571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25">
            <text:p>2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7" office:value-type="float" office:value="7.32261">
            <text:p>7.32261</text:p>
          </table:table-cell>
          <table:table-cell table:style-name="ce7" office:value-type="float" office:value="5.55556">
            <text:p>5.55556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8">
            <text:p>48</text:p>
          </table:table-cell>
          <table:table-cell table:style-name="ce7" office:value-type="float" office:value="5.52643">
            <text:p>5.52643</text:p>
          </table:table-cell>
          <table:table-cell table:style-name="ce7" office:value-type="float" office:value="3.33333">
            <text:p>3.33333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9">
            <text:p>109</text:p>
          </table:table-cell>
          <table:table-cell table:style-name="ce7" office:value-type="float" office:value="10.54185">
            <text:p>10.54185</text:p>
          </table:table-cell>
          <table:table-cell table:style-name="ce7" office:value-type="float" office:value="7.33945">
            <text:p>7.33945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7" office:value-type="float" office:value="7.95446">
            <text:p>7.95446</text:p>
          </table:table-cell>
          <table:table-cell table:style-name="ce7" office:value-type="float" office:value="5.4">
            <text:p>5.40000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21">
            <text:p>2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7" office:value-type="float" office:value="7.23796">
            <text:p>7.23796</text:p>
          </table:table-cell>
          <table:table-cell table:style-name="ce7" office:value-type="float" office:value="5.06024">
            <text:p>5.06024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17">
            <text:p>1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1">
            <text:p>61</text:p>
          </table:table-cell>
          <table:table-cell table:style-name="ce7" office:value-type="float" office:value="9.49187">
            <text:p>9.49187</text:p>
          </table:table-cell>
          <table:table-cell table:style-name="ce7" office:value-type="float" office:value="5.57377">
            <text:p>5.57377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13">
            <text:p>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6">
            <text:p>66</text:p>
          </table:table-cell>
          <table:table-cell table:style-name="ce7" office:value-type="float" office:value="6.3022">
            <text:p>6.30220</text:p>
          </table:table-cell>
          <table:table-cell table:style-name="ce7" office:value-type="float" office:value="3.93939">
            <text:p>3.93939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0">
            <text:p>80</text:p>
          </table:covered-table-cell>
          <table:table-cell table:style-name="ce4" office:value-type="float" office:value="16">
            <text:p>1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7" office:value-type="float" office:value="7.65546">
            <text:p>7.65546</text:p>
          </table:table-cell>
          <table:table-cell table:style-name="ce7" office:value-type="float" office:value="4.63768">
            <text:p>4.63768</text:p>
          </table:table-cell>
          <table:covered-table-cell table:style-name="ce9"/>
          <table:covered-table-cell table:style-name="ce11"/>
          <table:covered-table-cell table:style-name="ce9"/>
          <table:table-cell table:style-name="ce4" table:number-columns-repeated="1014"/>
        </table:table-row>
        <table:table-row table:style-name="ro2">
          <table:table-cell table:style-name="ce2" office:value-type="float" office:value="90" table:number-columns-spanned="1" table:number-rows-spanned="10">
            <text:p>9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5.99374">
            <text:p>5.99374</text:p>
          </table:table-cell>
          <table:table-cell office:value-type="float" office:value="3.4375">
            <text:p>3.43750</text:p>
          </table:table-cell>
          <table:table-cell table:formula="of:=AVERAGE([.G22:.G31])" office:value-type="float" office:value="4.456769" table:number-columns-spanned="1" table:number-rows-spanned="10">
            <text:p>4.45677</text:p>
          </table:table-cell>
          <table:table-cell table:formula="of:=MIN([.G22:.G31])" office:value-type="float" office:value="2.96296" table:number-columns-spanned="1" table:number-rows-spanned="10">
            <text:p>2.96296</text:p>
          </table:table-cell>
          <table:table-cell table:formula="of:=MAX([.G22:.G31])" office:value-type="float" office:value="6.89655" table:number-columns-spanned="1" table:number-rows-spanned="10">
            <text:p>6.89655</text:p>
          </table:table-cell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.17967">
            <text:p>7.17967</text:p>
          </table:table-cell>
          <table:table-cell office:value-type="float" office:value="3.61446">
            <text:p>3.6144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8.49936">
            <text:p>8.49936</text:p>
          </table:table-cell>
          <table:table-cell office:value-type="float" office:value="4.90196">
            <text:p>4.9019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.64033">
            <text:p>4.64033</text:p>
          </table:table-cell>
          <table:table-cell office:value-type="float" office:value="2.96296">
            <text:p>2.9629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1.38059">
            <text:p>11.38059</text:p>
          </table:table-cell>
          <table:table-cell office:value-type="float" office:value="6.89655">
            <text:p>6.89655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7.7072">
            <text:p>7.70720</text:p>
          </table:table-cell>
          <table:table-cell office:value-type="float" office:value="4.46281">
            <text:p>4.46281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9.0463">
            <text:p>9.04630</text:p>
          </table:table-cell>
          <table:table-cell office:value-type="float" office:value="4.88372">
            <text:p>4.88372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.82298">
            <text:p>7.82298</text:p>
          </table:table-cell>
          <table:table-cell office:value-type="float" office:value="5.3125">
            <text:p>5.31250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8.19203">
            <text:p>8.19203</text:p>
          </table:table-cell>
          <table:table-cell office:value-type="float" office:value="3.93939">
            <text:p>3.93939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90">
            <text:p>90</text:p>
          </table:covered-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8.34766">
            <text:p>8.34766</text:p>
          </table:table-cell>
          <table:table-cell office:value-type="float" office:value="4.15584">
            <text:p>4.15584</text:p>
          </table:table-cell>
          <table:covered-table-cell table:number-columns-repeated="3"/>
          <table:table-cell table:number-columns-repeated="1014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0% Class. Acc. Threshold Comparison" table:style-name="ta1" table:print="false">
        <table:table-column table:style-name="co1" table:default-cell-style-name="Default"/>
        <table:table-row table:style-name="ro2" table:number-rows-repeated="2">
          <table:table-cell/>
        </table:table-row>
        <table:table-row table:style-name="ro2">
          <table:table-cell>
            <draw:frame table:end-cell-address="'100% Class. Acc. Threshold Comparison'.D19" table:end-x="0.8827in" table:end-y="0.0976in" draw:z-index="0" draw:style-name="gr1" svg:width="3.1492in" svg:height="2.9106in" svg:x="0.4004in" svg:y="0.0209in">
              <draw:object draw:notify-on-update-of-ranges="'Classifier Accuracy 100%'.A2:'Classifier Accuracy 100%'.A31 'Classifier Accuracy 100%'.E1:'Classifier Accuracy 100%'.E1 'Classifier Accuracy 100%'.E2:'Classifier Accuracy 100%'.E31 'Classifier Accuracy 100%'.A2:'Classifier Accuracy 100%'.A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lassifier Accuracy 80%, Threshold 85%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number-columns-repeated="3" table:default-cell-style-name="ce8"/>
        <table:table-column table:style-name="co1" table:number-columns-repeated="1014" table:default-cell-style-name="Default"/>
        <table:table-row table:style-name="ro1">
          <table:table-cell table:style-name="ce12" office:value-type="string">
            <text:p>Subject</text:p>
          </table:table-cell>
          <table:table-cell table:style-name="ce12" office:value-type="string">
            <text:p>Num Chars</text:p>
          </table:table-cell>
          <table:table-cell table:style-name="ce12" office:value-type="string">
            <text:p>Num Errors</text:p>
          </table:table-cell>
          <table:table-cell table:style-name="ce12" office:value-type="string">
            <text:p>Num Dels</text:p>
          </table:table-cell>
          <table:table-cell table:style-name="ce12" office:value-type="string">
            <text:p>Num Steps</text:p>
          </table:table-cell>
          <table:table-cell table:style-name="ce5" office:value-type="string">
            <text:p>Sim Typing Speed (chars/min)</text:p>
          </table:table-cell>
          <table:table-cell table:style-name="ce5" office:value-type="string">
            <text:p>Est BCI Typing Speed (chars/min)</text:p>
          </table:table-cell>
          <table:table-cell table:style-name="ce5" office:value-type="string">
            <text:p>Avg Est. Typing Speed (chars/min)</text:p>
          </table:table-cell>
          <table:table-cell table:style-name="ce5" office:value-type="string">
            <text:p>Min Est. Typing Speed (chars/min)</text:p>
          </table:table-cell>
          <table:table-cell table:style-name="ce5" office:value-type="string">
            <text:p>Max Est. Typing Speed (chars/min)</text:p>
          </table:table-cell>
          <table:table-cell table:style-name="ce12" table:number-columns-repeated="1014"/>
        </table:table-row>
        <table:table-row table:style-name="ro2">
          <table:table-cell table:style-name="ce2" office:value-type="float" office:value="1" table:number-columns-spanned="1" table:number-rows-spanned="10">
            <text:p>1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1.82334">
            <text:p>1.82334</text:p>
          </table:table-cell>
          <table:table-cell office:value-type="float" office:value="1.11675">
            <text:p>1.11675</text:p>
          </table:table-cell>
          <table:table-cell table:formula="of:=AVERAGE([.G2:.G11])" office:value-type="float" office:value="1.558871" table:number-columns-spanned="1" table:number-rows-spanned="10">
            <text:p>1.55887</text:p>
          </table:table-cell>
          <table:table-cell table:formula="of:=MIN([.G2:.G11])" office:value-type="float" office:value="0.92486" table:number-columns-spanned="1" table:number-rows-spanned="10">
            <text:p>0.92486</text:p>
          </table:table-cell>
          <table:table-cell table:formula="of:=MAX([.G2:.G11])" office:value-type="float" office:value="2.91971" table:number-columns-spanned="1" table:number-rows-spanned="10">
            <text:p>2.91971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1.79391">
            <text:p>1.79391</text:p>
          </table:table-cell>
          <table:table-cell office:value-type="float" office:value="1.0989">
            <text:p>1.09890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3.72062">
            <text:p>3.72062</text:p>
          </table:table-cell>
          <table:table-cell office:value-type="float" office:value="2.07469">
            <text:p>2.07469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1.58109">
            <text:p>1.58109</text:p>
          </table:table-cell>
          <table:table-cell office:value-type="float" office:value="0.92486">
            <text:p>0.9248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5.52915">
            <text:p>5.52915</text:p>
          </table:table-cell>
          <table:table-cell office:value-type="float" office:value="2.91971">
            <text:p>2.91971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3.59654">
            <text:p>3.59654</text:p>
          </table:table-cell>
          <table:table-cell office:value-type="float" office:value="1.99262">
            <text:p>1.99262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  <table:table-cell office:value-type="float" office:value="2.44935">
            <text:p>2.44935</text:p>
          </table:table-cell>
          <table:table-cell office:value-type="float" office:value="1.33333">
            <text:p>1.33333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3.18983">
            <text:p>3.18983</text:p>
          </table:table-cell>
          <table:table-cell office:value-type="float" office:value="1.70854">
            <text:p>1.70854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3.21696">
            <text:p>3.21696</text:p>
          </table:table-cell>
          <table:table-cell office:value-type="float" office:value="1.39037">
            <text:p>1.39037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11">
            <text:p>311</text:p>
          </table:table-cell>
          <table:table-cell office:value-type="float" office:value="1.9951">
            <text:p>1.99510</text:p>
          </table:table-cell>
          <table:table-cell office:value-type="float" office:value="1.02894">
            <text:p>1.02894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3" office:value-type="float" office:value="2" table:number-columns-spanned="1" table:number-rows-spanned="9">
            <text:p>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84">
            <text:p>184</text:p>
          </table:table-cell>
          <table:table-cell table:style-name="ce7" office:value-type="float" office:value="2.1316">
            <text:p>2.13160</text:p>
          </table:table-cell>
          <table:table-cell table:style-name="ce7" office:value-type="float" office:value="1.19565">
            <text:p>1.19565</text:p>
          </table:table-cell>
          <table:table-cell table:style-name="ce9" table:formula="of:=AVERAGE([.G12:.G20])" office:value-type="float" office:value="1.33080222222222" table:number-columns-spanned="1" table:number-rows-spanned="9">
            <text:p>1.33080</text:p>
          </table:table-cell>
          <table:table-cell table:style-name="ce9" table:formula="of:=MIN([.G12:.G20])" office:value-type="float" office:value="0.91185" table:number-columns-spanned="1" table:number-rows-spanned="9">
            <text:p>0.91185</text:p>
          </table:table-cell>
          <table:table-cell table:style-name="ce9" table:formula="of:=MAX([.G12:.G20])" office:value-type="float" office:value="1.90931" table:number-columns-spanned="1" table:number-rows-spanned="9">
            <text:p>1.90931</text:p>
          </table:table-cell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5">
            <text:p>15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9">
            <text:p>329</text:p>
          </table:table-cell>
          <table:table-cell table:style-name="ce7" office:value-type="float" office:value="1.62827">
            <text:p>1.62827</text:p>
          </table:table-cell>
          <table:table-cell table:style-name="ce7" office:value-type="float" office:value="0.91185">
            <text:p>0.91185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5">
            <text:p>25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10">
            <text:p>310</text:p>
          </table:table-cell>
          <table:table-cell table:style-name="ce7" office:value-type="float" office:value="2.96785">
            <text:p>2.96785</text:p>
          </table:table-cell>
          <table:table-cell table:style-name="ce7" office:value-type="float" office:value="1.6129">
            <text:p>1.61290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8">
            <text:p>8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7" office:value-type="float" office:value="2.57566">
            <text:p>2.57566</text:p>
          </table:table-cell>
          <table:table-cell table:style-name="ce7" office:value-type="float" office:value="1.02564">
            <text:p>1.02564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40">
            <text:p>40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19">
            <text:p>419</text:p>
          </table:table-cell>
          <table:table-cell table:style-name="ce7" office:value-type="float" office:value="3.26488">
            <text:p>3.26488</text:p>
          </table:table-cell>
          <table:table-cell table:style-name="ce7" office:value-type="float" office:value="1.90931">
            <text:p>1.90931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7">
            <text:p>2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46">
            <text:p>446</text:p>
          </table:table-cell>
          <table:table-cell table:style-name="ce7" office:value-type="float" office:value="2.13172">
            <text:p>2.13172</text:p>
          </table:table-cell>
          <table:table-cell table:style-name="ce7" office:value-type="float" office:value="1.21076">
            <text:p>1.21076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1">
            <text:p>21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54">
            <text:p>354</text:p>
          </table:table-cell>
          <table:table-cell table:style-name="ce7" office:value-type="float" office:value="2.04832">
            <text:p>2.04832</text:p>
          </table:table-cell>
          <table:table-cell table:style-name="ce7" office:value-type="float" office:value="1.18644">
            <text:p>1.18644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7">
            <text:p>1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75">
            <text:p>275</text:p>
          </table:table-cell>
          <table:table-cell table:style-name="ce7" office:value-type="float" office:value="2.53511">
            <text:p>2.53511</text:p>
          </table:table-cell>
          <table:table-cell table:style-name="ce7" office:value-type="float" office:value="1.23636">
            <text:p>1.23636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3">
            <text:p>13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54">
            <text:p>154</text:p>
          </table:table-cell>
          <table:table-cell table:style-name="ce7" office:value-type="float" office:value="3.76554">
            <text:p>3.76554</text:p>
          </table:table-cell>
          <table:table-cell table:style-name="ce7" office:value-type="float" office:value="1.68831">
            <text:p>1.68831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table-cell table:style-name="ce13" office:value-type="float" office:value="3" table:number-columns-spanned="1" table:number-rows-spanned="10">
            <text:p>3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49">
            <text:p>49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18">
            <text:p>218</text:p>
          </table:table-cell>
          <table:table-cell table:style-name="ce16" office:value-type="float" office:value="2.19592">
            <text:p>2.19592</text:p>
          </table:table-cell>
          <table:table-cell table:style-name="ce16" office:value-type="float" office:value="1.00917">
            <text:p>1.00917</text:p>
          </table:table-cell>
          <table:table-cell table:style-name="ce18" table:formula="of:=AVERAGE([.G21:.G30])" office:value-type="float" office:value="1.617686" table:number-columns-spanned="1" table:number-rows-spanned="10">
            <text:p>1.61769</text:p>
          </table:table-cell>
          <table:table-cell table:style-name="ce18" table:formula="of:=MIN([.G21:.G30])" office:value-type="float" office:value="0.74766" table:number-columns-spanned="1" table:number-rows-spanned="10">
            <text:p>0.74766</text:p>
          </table:table-cell>
          <table:table-cell table:style-name="ce18" table:formula="of:=MAX([.G21:.G30])" office:value-type="float" office:value="3.72093" table:number-columns-spanned="1" table:number-rows-spanned="10">
            <text:p>3.72093</text:p>
          </table:table-cell>
          <table:table-cell table:style-name="ce15" table:number-columns-repeated="1014"/>
        </table:table-row>
        <table:table-row table:style-name="ro2">
          <table:covered-table-cell table:style-name="ce2"/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2.64311">
            <text:p>2.64311</text:p>
          </table:table-cell>
          <table:table-cell office:value-type="float" office:value="1.26582">
            <text:p>1.26582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.78334">
            <text:p>3.78334</text:p>
          </table:table-cell>
          <table:table-cell office:value-type="float" office:value="1.88679">
            <text:p>1.88679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1.76828">
            <text:p>1.76828</text:p>
          </table:table-cell>
          <table:table-cell office:value-type="float" office:value="0.74766">
            <text:p>0.7476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8.52386">
            <text:p>8.52386</text:p>
          </table:table-cell>
          <table:table-cell office:value-type="float" office:value="3.72093">
            <text:p>3.72093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2.94501">
            <text:p>2.94501</text:p>
          </table:table-cell>
          <table:table-cell office:value-type="float" office:value="1.5562">
            <text:p>1.55620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 office:value-type="float" office:value="3.0225">
            <text:p>3.02250</text:p>
          </table:table-cell>
          <table:table-cell office:value-type="float" office:value="1.39073">
            <text:p>1.39073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.30563">
            <text:p>4.30563</text:p>
          </table:table-cell>
          <table:table-cell office:value-type="float" office:value="1.7801">
            <text:p>1.78010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.08137">
            <text:p>2.08137</text:p>
          </table:table-cell>
          <table:table-cell office:value-type="float" office:value="1.03175">
            <text:p>1.03175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4.63214">
            <text:p>4.63214</text:p>
          </table:table-cell>
          <table:table-cell office:value-type="float" office:value="1.78771">
            <text:p>1.78771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3" office:value-type="float" office:value="4" table:number-columns-spanned="1" table:number-rows-spanned="10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14">
            <text:p>114</text:p>
          </table:table-cell>
          <table:table-cell table:style-name="ce7" office:value-type="float" office:value="4.70503">
            <text:p>4.70503</text:p>
          </table:table-cell>
          <table:table-cell table:style-name="ce7" office:value-type="float" office:value="1.92982">
            <text:p>1.92982</text:p>
          </table:table-cell>
          <table:table-cell table:style-name="ce9" table:formula="of:=AVERAGE([.G31:.G40])" office:value-type="float" office:value="1.650997" table:number-columns-spanned="1" table:number-rows-spanned="10">
            <text:p>1.65100</text:p>
          </table:table-cell>
          <table:table-cell table:style-name="ce9" table:formula="of:=MIN([.G31:.G40])" office:value-type="float" office:value="1.05263" table:number-columns-spanned="1" table:number-rows-spanned="10">
            <text:p>1.05263</text:p>
          </table:table-cell>
          <table:table-cell table:style-name="ce9" table:formula="of:=MAX([.G31:.G40])" office:value-type="float" office:value="3.57143" table:number-columns-spanned="1" table:number-rows-spanned="10">
            <text:p>3.57143</text:p>
          </table:table-cell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5">
            <text:p>285</text:p>
          </table:table-cell>
          <table:table-cell table:style-name="ce7" office:value-type="float" office:value="2.21123">
            <text:p>2.21123</text:p>
          </table:table-cell>
          <table:table-cell table:style-name="ce7" office:value-type="float" office:value="1.05263">
            <text:p>1.0526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25">
            <text:p>2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12">
            <text:p>412</text:p>
          </table:table-cell>
          <table:table-cell table:style-name="ce7" office:value-type="float" office:value="2.14906">
            <text:p>2.14906</text:p>
          </table:table-cell>
          <table:table-cell table:style-name="ce7" office:value-type="float" office:value="1.21359">
            <text:p>1.21359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8">
            <text:p>108</text:p>
          </table:table-cell>
          <table:table-cell table:style-name="ce7" office:value-type="float" office:value="4.09303">
            <text:p>4.09303</text:p>
          </table:table-cell>
          <table:table-cell table:style-name="ce7" office:value-type="float" office:value="1.48148">
            <text:p>1.48148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4">
            <text:p>224</text:p>
          </table:table-cell>
          <table:table-cell table:style-name="ce7" office:value-type="float" office:value="8.1096">
            <text:p>8.10960</text:p>
          </table:table-cell>
          <table:table-cell table:style-name="ce7" office:value-type="float" office:value="3.57143">
            <text:p>3.5714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27">
            <text:p>2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53">
            <text:p>453</text:p>
          </table:table-cell>
          <table:table-cell table:style-name="ce7" office:value-type="float" office:value="1.8655">
            <text:p>1.86550</text:p>
          </table:table-cell>
          <table:table-cell table:style-name="ce7" office:value-type="float" office:value="1.19205">
            <text:p>1.19205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21">
            <text:p>21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47">
            <text:p>247</text:p>
          </table:table-cell>
          <table:table-cell table:style-name="ce7" office:value-type="float" office:value="3.87496">
            <text:p>3.87496</text:p>
          </table:table-cell>
          <table:table-cell table:style-name="ce7" office:value-type="float" office:value="1.7004">
            <text:p>1.70040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17">
            <text:p>1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33">
            <text:p>233</text:p>
          </table:table-cell>
          <table:table-cell table:style-name="ce7" office:value-type="float" office:value="3.05783">
            <text:p>3.05783</text:p>
          </table:table-cell>
          <table:table-cell table:style-name="ce7" office:value-type="float" office:value="1.45923">
            <text:p>1.4592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13">
            <text:p>13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4">
            <text:p>224</text:p>
          </table:table-cell>
          <table:table-cell table:style-name="ce7" office:value-type="float" office:value="2.60081">
            <text:p>2.60081</text:p>
          </table:table-cell>
          <table:table-cell table:style-name="ce7" office:value-type="float" office:value="1.16071">
            <text:p>1.16071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85">
            <text:p>85</text:p>
          </table:covered-table-cell>
          <table:table-cell table:style-name="ce4" office:value-type="float" office:value="16">
            <text:p>16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83">
            <text:p>183</text:p>
          </table:table-cell>
          <table:table-cell table:style-name="ce7" office:value-type="float" office:value="4.41772">
            <text:p>4.41772</text:p>
          </table:table-cell>
          <table:table-cell table:style-name="ce7" office:value-type="float" office:value="1.74863">
            <text:p>1.7486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table-cell table:style-name="ce2" office:value-type="float" office:value="5" table:number-columns-spanned="1" table:number-rows-spanned="10">
            <text:p>5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3.62333">
            <text:p>3.62333</text:p>
          </table:table-cell>
          <table:table-cell office:value-type="float" office:value="1.47651">
            <text:p>1.47651</text:p>
          </table:table-cell>
          <table:table-cell table:formula="of:=AVERAGE([.G41:.G50])" office:value-type="float" office:value="1.481932" table:number-columns-spanned="1" table:number-rows-spanned="10">
            <text:p>1.48193</text:p>
          </table:table-cell>
          <table:table-cell table:formula="of:=MIN([.G41:.G50])" office:value-type="float" office:value="0.73733" table:number-columns-spanned="1" table:number-rows-spanned="10">
            <text:p>0.73733</text:p>
          </table:table-cell>
          <table:table-cell table:formula="of:=MAX([.G41:.G50])" office:value-type="float" office:value="1.9883" table:number-columns-spanned="1" table:number-rows-spanned="10">
            <text:p>1.98830</text:p>
          </table:table-cell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3.72515">
            <text:p>3.72515</text:p>
          </table:table-cell>
          <table:table-cell office:value-type="float" office:value="1.66667">
            <text:p>1.66667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4.13504">
            <text:p>4.13504</text:p>
          </table:table-cell>
          <table:table-cell office:value-type="float" office:value="1.81818">
            <text:p>1.81818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1.57231">
            <text:p>1.57231</text:p>
          </table:table-cell>
          <table:table-cell office:value-type="float" office:value="0.73733">
            <text:p>0.73733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439">
            <text:p>439</text:p>
          </table:table-cell>
          <table:table-cell office:value-type="float" office:value="3.39607">
            <text:p>3.39607</text:p>
          </table:table-cell>
          <table:table-cell office:value-type="float" office:value="1.82232">
            <text:p>1.82232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27">
            <text:p>27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653">
            <text:p>653</text:p>
          </table:table-cell>
          <table:table-cell office:value-type="float" office:value="1.24794">
            <text:p>1.24794</text:p>
          </table:table-cell>
          <table:table-cell office:value-type="float" office:value="0.82695">
            <text:p>0.82695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5.04779">
            <text:p>5.04779</text:p>
          </table:table-cell>
          <table:table-cell office:value-type="float" office:value="1.92661">
            <text:p>1.92661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.27457">
            <text:p>5.27457</text:p>
          </table:table-cell>
          <table:table-cell office:value-type="float" office:value="1.9883">
            <text:p>1.98830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.60275">
            <text:p>2.60275</text:p>
          </table:table-cell>
          <table:table-cell office:value-type="float" office:value="1.17117">
            <text:p>1.17117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3.12312">
            <text:p>3.12312</text:p>
          </table:table-cell>
          <table:table-cell office:value-type="float" office:value="1.38528">
            <text:p>1.38528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9" office:value-type="string">
            <text:p>AVG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number-columns-repeated="1014"/>
        </table:table-row>
        <table:table-row table:style-name="ro2">
          <table:table-cell table:style-name="ce14" office:value-type="string">
            <text:p>TOTAL/AVG</text:p>
          </table:table-cell>
          <table:table-cell table:style-name="ce14" table:formula="of:=SUM([.B2:.B50])" office:value-type="float" office:value="949">
            <text:p>949</text:p>
          </table:table-cell>
          <table:table-cell table:style-name="ce14" table:formula="of:=SUM([.C2:.C50])" office:value-type="float" office:value="2573">
            <text:p>2573</text:p>
          </table:table-cell>
          <table:table-cell table:style-name="ce14" table:formula="of:=SUM([.D2:.D50])" office:value-type="float" office:value="108">
            <text:p>108</text:p>
          </table:table-cell>
          <table:table-cell table:style-name="ce14" table:formula="of:=SUM([.E2:.E50])" office:value-type="float" office:value="12726">
            <text:p>12726</text:p>
          </table:table-cell>
          <table:table-cell table:style-name="ce17" table:formula="of:=AVERAGE([.F2:.F50])" office:value-type="float" office:value="3.23834367346939">
            <text:p>3.23834</text:p>
          </table:table-cell>
          <table:table-cell table:style-name="ce17" table:formula="of:=AVERAGE([.G2:.G50])" office:value-type="float" office:value="1.53208326530612">
            <text:p>1.53208</text:p>
          </table:table-cell>
          <table:table-cell table:style-name="ce19" table:formula="of:=AVERAGE([.H2:.H41])" office:value-type="float" office:value="1.52805764444444">
            <text:p>1.52806</text:p>
          </table:table-cell>
          <table:table-cell table:style-name="ce19" table:formula="of:=MIN([.I2:.I41])" office:value-type="float" office:value="0.73733">
            <text:p>0.73733</text:p>
          </table:table-cell>
          <table:table-cell table:style-name="ce19" table:formula="of:=MAX([.J2:.J41])" office:value-type="float" office:value="3.72093">
            <text:p>3.72093</text:p>
          </table:table-cell>
          <table:table-cell table:style-name="ce14" table:number-columns-repeated="1014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ifier Accuracy 90%, Threshold 95%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2" table:default-cell-style-name="ce6"/>
        <table:table-column table:style-name="co1" table:number-columns-repeated="3" table:default-cell-style-name="ce8"/>
        <table:table-column table:style-name="co1" table:number-columns-repeated="1014" table:default-cell-style-name="Default"/>
        <table:table-row table:style-name="ro1">
          <table:table-cell table:style-name="ce12" office:value-type="string">
            <text:p>Subject</text:p>
          </table:table-cell>
          <table:table-cell table:style-name="ce12" office:value-type="string">
            <text:p>Num Chars</text:p>
          </table:table-cell>
          <table:table-cell table:style-name="ce12" office:value-type="string">
            <text:p>Num Errors</text:p>
          </table:table-cell>
          <table:table-cell table:style-name="ce12" office:value-type="string">
            <text:p>Num Dels</text:p>
          </table:table-cell>
          <table:table-cell table:style-name="ce12" office:value-type="string">
            <text:p>Num Steps</text:p>
          </table:table-cell>
          <table:table-cell table:style-name="ce5" office:value-type="string">
            <text:p>Sim Typing Speed (chars/min)</text:p>
          </table:table-cell>
          <table:table-cell table:style-name="ce5" office:value-type="string">
            <text:p>Est BCI Typing Speed (chars/min)</text:p>
          </table:table-cell>
          <table:table-cell table:style-name="ce5" office:value-type="string">
            <text:p>Avg Est. Typing Speed (chars/min)</text:p>
          </table:table-cell>
          <table:table-cell table:style-name="ce5" office:value-type="string">
            <text:p>Min Est. Typing Speed (chars/min)</text:p>
          </table:table-cell>
          <table:table-cell table:style-name="ce5" office:value-type="string">
            <text:p>Max Est. Typing Speed (chars/min)</text:p>
          </table:table-cell>
          <table:table-cell table:style-name="ce12" table:number-columns-repeated="1014"/>
        </table:table-row>
        <table:table-row table:style-name="ro2">
          <table:table-cell table:style-name="ce2" office:value-type="float" office:value="1" table:number-columns-spanned="1" table:number-rows-spanned="10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5.90772">
            <text:p>5.90772</text:p>
          </table:table-cell>
          <table:table-cell office:value-type="float" office:value="2.41758">
            <text:p>2.41758</text:p>
          </table:table-cell>
          <table:table-cell table:formula="of:=AVERAGE([.G2:.G11])" office:value-type="float" office:value="2.97386" table:number-columns-spanned="1" table:number-rows-spanned="10">
            <text:p>2.97386</text:p>
          </table:table-cell>
          <table:table-cell table:formula="of:=MIN([.G2:.G11])" office:value-type="float" office:value="1.90476" table:number-columns-spanned="1" table:number-rows-spanned="10">
            <text:p>1.90476</text:p>
          </table:table-cell>
          <table:table-cell table:formula="of:=MAX([.G2:.G11])" office:value-type="float" office:value="5.09554" table:number-columns-spanned="1" table:number-rows-spanned="10">
            <text:p>5.09554</text:p>
          </table:table-cell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7.95293">
            <text:p>7.95293</text:p>
          </table:table-cell>
          <table:table-cell office:value-type="float" office:value="2.88462">
            <text:p>2.88462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8.29127">
            <text:p>8.29127</text:p>
          </table:table-cell>
          <table:table-cell office:value-type="float" office:value="3.08642">
            <text:p>3.08642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6.01217">
            <text:p>6.01217</text:p>
          </table:table-cell>
          <table:table-cell office:value-type="float" office:value="1.90476">
            <text:p>1.9047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3.68684">
            <text:p>13.68684</text:p>
          </table:table-cell>
          <table:table-cell office:value-type="float" office:value="5.09554">
            <text:p>5.09554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9.17219">
            <text:p>9.17219</text:p>
          </table:table-cell>
          <table:table-cell office:value-type="float" office:value="3.29268">
            <text:p>3.29268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8.08561">
            <text:p>8.08561</text:p>
          </table:table-cell>
          <table:table-cell office:value-type="float" office:value="2.87671">
            <text:p>2.87671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7.47209">
            <text:p>7.47209</text:p>
          </table:table-cell>
          <table:table-cell office:value-type="float" office:value="2.61538">
            <text:p>2.61538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7.40254">
            <text:p>7.40254</text:p>
          </table:table-cell>
          <table:table-cell office:value-type="float" office:value="2.57426">
            <text:p>2.57426</text:p>
          </table:table-cell>
          <table:covered-table-cell table:number-columns-repeated="3"/>
          <table:table-cell table:number-columns-repeated="1014"/>
        </table:table-row>
        <table:table-row table:style-name="ro2">
          <table:covered-table-cell table:style-name="ce2" office:value-type="float" office:value="85">
            <text:p>85</text:p>
          </table:covered-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8.85073">
            <text:p>8.85073</text:p>
          </table:table-cell>
          <table:table-cell office:value-type="float" office:value="2.99065">
            <text:p>2.99065</text:p>
          </table:table-cell>
          <table:covered-table-cell table:number-columns-repeated="3"/>
          <table:table-cell table:number-columns-repeated="1014"/>
        </table:table-row>
        <table:table-row table:style-name="ro2">
          <table:table-cell table:style-name="ce3" office:value-type="float" office:value="2" table:number-columns-spanned="1" table:number-rows-spanned="10">
            <text:p>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4">
            <text:p>74</text:p>
          </table:table-cell>
          <table:table-cell table:style-name="ce7" office:value-type="float" office:value="8.52388">
            <text:p>8.52388</text:p>
          </table:table-cell>
          <table:table-cell table:style-name="ce7" office:value-type="float" office:value="2.97297">
            <text:p>2.97297</text:p>
          </table:table-cell>
          <table:table-cell table:style-name="ce20" table:formula="of:=AVERAGE([.G12:.G21])" office:value-type="float" office:value="3.120133" table:number-columns-spanned="1" table:number-rows-spanned="10">
            <text:p>3.12013</text:p>
          </table:table-cell>
          <table:table-cell table:style-name="ce9" table:formula="of:=MIN([.G12:.G21])" office:value-type="float" office:value="1.97531" table:number-columns-spanned="1" table:number-rows-spanned="10">
            <text:p>1.97531</text:p>
          </table:table-cell>
          <table:table-cell table:style-name="ce9" table:formula="of:=MAX([.G12:.G21])" office:value-type="float" office:value="5" table:number-columns-spanned="1" table:number-rows-spanned="10">
            <text:p>5.00000</text:p>
          </table:table-cell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5">
            <text:p>1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15">
            <text:p>115</text:p>
          </table:table-cell>
          <table:table-cell table:style-name="ce7" office:value-type="float" office:value="7.90578">
            <text:p>7.90578</text:p>
          </table:table-cell>
          <table:table-cell table:style-name="ce7" office:value-type="float" office:value="2.6087">
            <text:p>2.60870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5">
            <text:p>2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8">
            <text:p>138</text:p>
          </table:table-cell>
          <table:table-cell table:style-name="ce7" office:value-type="float" office:value="10.07334">
            <text:p>10.07334</text:p>
          </table:table-cell>
          <table:table-cell table:style-name="ce7" office:value-type="float" office:value="3.62319">
            <text:p>3.62319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6.44457">
            <text:p>6.44457</text:p>
          </table:table-cell>
          <table:table-cell table:style-name="ce7" office:value-type="float" office:value="1.97531">
            <text:p>1.97531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40">
            <text:p>4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0">
            <text:p>160</text:p>
          </table:table-cell>
          <table:table-cell table:style-name="ce7" office:value-type="float" office:value="14.51227">
            <text:p>14.51227</text:p>
          </table:table-cell>
          <table:table-cell table:style-name="ce7" office:value-type="float" office:value="5">
            <text:p>5.00000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7">
            <text:p>2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9">
            <text:p>109</text:p>
          </table:table-cell>
          <table:table-cell table:style-name="ce7" office:value-type="float" office:value="9.2213">
            <text:p>9.22130</text:p>
          </table:table-cell>
          <table:table-cell table:style-name="ce7" office:value-type="float" office:value="3.25301">
            <text:p>3.25301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4">
            <text:p>134</text:p>
          </table:table-cell>
          <table:table-cell table:style-name="ce7" office:value-type="float" office:value="9.241">
            <text:p>9.24100</text:p>
          </table:table-cell>
          <table:table-cell table:style-name="ce7" office:value-type="float" office:value="3.13433">
            <text:p>3.1343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9">
            <text:p>109</text:p>
          </table:table-cell>
          <table:table-cell table:style-name="ce7" office:value-type="float" office:value="9.00631">
            <text:p>9.00631</text:p>
          </table:table-cell>
          <table:table-cell table:style-name="ce7" office:value-type="float" office:value="3.11927">
            <text:p>3.11927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style-name="ce7" office:value-type="float" office:value="9.10071">
            <text:p>9.10071</text:p>
          </table:table-cell>
          <table:table-cell table:style-name="ce7" office:value-type="float" office:value="2.95455">
            <text:p>2.95455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 office:value-type="float" office:value="2">
            <text:p>2</text:p>
          </table:covered-table-cell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5">
            <text:p>125</text:p>
          </table:table-cell>
          <table:table-cell table:style-name="ce7" office:value-type="float" office:value="5.22895">
            <text:p>5.22895</text:p>
          </table:table-cell>
          <table:table-cell table:style-name="ce7" office:value-type="float" office:value="2.56">
            <text:p>2.56000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table-cell table:style-name="ce13" office:value-type="float" office:value="3" table:number-columns-spanned="1" table:number-rows-spanned="10">
            <text:p>3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87">
            <text:p>87</text:p>
          </table:table-cell>
          <table:table-cell table:style-name="ce16" office:value-type="float" office:value="6.32108">
            <text:p>6.32108</text:p>
          </table:table-cell>
          <table:table-cell table:style-name="ce16" office:value-type="float" office:value="2.52874">
            <text:p>2.52874</text:p>
          </table:table-cell>
          <table:table-cell table:style-name="ce18" table:formula="of:=AVERAGE([.G22:.G31])" office:value-type="float" office:value="3.186513" table:number-columns-spanned="1" table:number-rows-spanned="10">
            <text:p>3.18651</text:p>
          </table:table-cell>
          <table:table-cell table:formula="of:=MIN([.G22:.G31])" office:value-type="float" office:value="2.46154" table:number-columns-spanned="1" table:number-rows-spanned="10">
            <text:p>2.46154</text:p>
          </table:table-cell>
          <table:table-cell table:style-name="ce18" table:formula="of:=MAX([.G22:.G31])" office:value-type="float" office:value="4.96894" table:number-columns-spanned="1" table:number-rows-spanned="10">
            <text:p>4.96894</text:p>
          </table:table-cell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5">
            <text:p>15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18">
            <text:p>118</text:p>
          </table:table-cell>
          <table:table-cell table:style-name="ce16" office:value-type="float" office:value="6.89966">
            <text:p>6.89966</text:p>
          </table:table-cell>
          <table:table-cell table:style-name="ce16" office:value-type="float" office:value="2.54237">
            <text:p>2.54237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25">
            <text:p>2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56">
            <text:p>156</text:p>
          </table:table-cell>
          <table:table-cell table:style-name="ce16" office:value-type="float" office:value="8.66634">
            <text:p>8.66634</text:p>
          </table:table-cell>
          <table:table-cell table:style-name="ce16" office:value-type="float" office:value="3.20513">
            <text:p>3.20513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8">
            <text:p>8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5">
            <text:p>65</text:p>
          </table:table-cell>
          <table:table-cell table:style-name="ce16" office:value-type="float" office:value="7.74328">
            <text:p>7.74328</text:p>
          </table:table-cell>
          <table:table-cell table:style-name="ce16" office:value-type="float" office:value="2.46154">
            <text:p>2.46154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61">
            <text:p>161</text:p>
          </table:table-cell>
          <table:table-cell table:style-name="ce16" office:value-type="float" office:value="14.24363">
            <text:p>14.24363</text:p>
          </table:table-cell>
          <table:table-cell table:style-name="ce16" office:value-type="float" office:value="4.96894">
            <text:p>4.96894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27">
            <text:p>27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85">
            <text:p>185</text:p>
          </table:table-cell>
          <table:table-cell table:style-name="ce16" office:value-type="float" office:value="8.50093">
            <text:p>8.50093</text:p>
          </table:table-cell>
          <table:table-cell table:style-name="ce16" office:value-type="float" office:value="2.91892">
            <text:p>2.91892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21">
            <text:p>2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21">
            <text:p>121</text:p>
          </table:table-cell>
          <table:table-cell table:style-name="ce16" office:value-type="float" office:value="10.88285">
            <text:p>10.88285</text:p>
          </table:table-cell>
          <table:table-cell table:style-name="ce16" office:value-type="float" office:value="3.47107">
            <text:p>3.47107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7">
            <text:p>17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4">
            <text:p>94</text:p>
          </table:table-cell>
          <table:table-cell table:style-name="ce16" office:value-type="float" office:value="10.56286">
            <text:p>10.56286</text:p>
          </table:table-cell>
          <table:table-cell table:style-name="ce16" office:value-type="float" office:value="3.61702">
            <text:p>3.61702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3">
            <text:p>13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83">
            <text:p>83</text:p>
          </table:table-cell>
          <table:table-cell table:style-name="ce16" office:value-type="float" office:value="9.66178">
            <text:p>9.66178</text:p>
          </table:table-cell>
          <table:table-cell table:style-name="ce16" office:value-type="float" office:value="3.13253">
            <text:p>3.13253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6">
            <text:p>16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6">
            <text:p>106</text:p>
          </table:table-cell>
          <table:table-cell table:style-name="ce16" office:value-type="float" office:value="8.56053">
            <text:p>8.56053</text:p>
          </table:table-cell>
          <table:table-cell table:style-name="ce16" office:value-type="float" office:value="3.01887">
            <text:p>3.01887</text:p>
          </table:table-cell>
          <table:covered-table-cell table:style-name="ce18"/>
          <table:covered-table-cell table:style-name="Default"/>
          <table:covered-table-cell table:style-name="ce18"/>
          <table:table-cell table:style-name="ce15" table:number-columns-repeated="1014"/>
        </table:table-row>
        <table:table-row table:style-name="ro2">
          <table:table-cell table:style-name="ce3" office:value-type="float" office:value="4" table:number-columns-spanned="1" table:number-rows-spanned="10">
            <text:p>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9">
            <text:p>69</text:p>
          </table:table-cell>
          <table:table-cell table:style-name="ce7" office:value-type="float" office:value="9.90003">
            <text:p>9.90003</text:p>
          </table:table-cell>
          <table:table-cell table:style-name="ce7" office:value-type="float" office:value="3.18841">
            <text:p>3.18841</text:p>
          </table:table-cell>
          <table:table-cell table:style-name="ce9" table:formula="of:=AVERAGE([.G32:.G41])" office:value-type="float" office:value="3.278986" table:number-columns-spanned="1" table:number-rows-spanned="10">
            <text:p>3.27899</text:p>
          </table:table-cell>
          <table:table-cell table:style-name="ce9" table:formula="of:=MIN([.G32:.G41])" office:value-type="float" office:value="1.86047" table:number-columns-spanned="1" table:number-rows-spanned="10">
            <text:p>1.86047</text:p>
          </table:table-cell>
          <table:table-cell table:style-name="ce9" table:formula="of:=MAX([.G32:.G41])" office:value-type="float" office:value="4.5977" table:number-columns-spanned="1" table:number-rows-spanned="10">
            <text:p>4.59770</text:p>
          </table:table-cell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5">
            <text:p>1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0">
            <text:p>90</text:p>
          </table:table-cell>
          <table:table-cell table:style-name="ce7" office:value-type="float" office:value="10.99166">
            <text:p>10.99166</text:p>
          </table:table-cell>
          <table:table-cell table:style-name="ce7" office:value-type="float" office:value="3.33333">
            <text:p>3.3333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5">
            <text:p>2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4">
            <text:p>124</text:p>
          </table:table-cell>
          <table:table-cell table:style-name="ce7" office:value-type="float" office:value="12.49985">
            <text:p>12.49985</text:p>
          </table:table-cell>
          <table:table-cell table:style-name="ce7" office:value-type="float" office:value="4.03226">
            <text:p>4.03226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6">
            <text:p>86</text:p>
          </table:table-cell>
          <table:table-cell table:style-name="ce7" office:value-type="float" office:value="6.27579">
            <text:p>6.27579</text:p>
          </table:table-cell>
          <table:table-cell table:style-name="ce7" office:value-type="float" office:value="1.86047">
            <text:p>1.86047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40">
            <text:p>4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4">
            <text:p>174</text:p>
          </table:table-cell>
          <table:table-cell table:style-name="ce7" office:value-type="float" office:value="14.07434">
            <text:p>14.07434</text:p>
          </table:table-cell>
          <table:table-cell table:style-name="ce7" office:value-type="float" office:value="4.5977">
            <text:p>4.59770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7">
            <text:p>2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">
            <text:p>163</text:p>
          </table:table-cell>
          <table:table-cell table:style-name="ce7" office:value-type="float" office:value="9.939">
            <text:p>9.93900</text:p>
          </table:table-cell>
          <table:table-cell table:style-name="ce7" office:value-type="float" office:value="3.31288">
            <text:p>3.31288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6">
            <text:p>136</text:p>
          </table:table-cell>
          <table:table-cell table:style-name="ce7" office:value-type="float" office:value="9.6045">
            <text:p>9.60450</text:p>
          </table:table-cell>
          <table:table-cell table:style-name="ce7" office:value-type="float" office:value="3.08824">
            <text:p>3.08824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7" office:value-type="float" office:value="13.6956">
            <text:p>13.69560</text:p>
          </table:table-cell>
          <table:table-cell table:style-name="ce7" office:value-type="float" office:value="4.09639">
            <text:p>4.09639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7" office:value-type="float" office:value="10.79532">
            <text:p>10.79532</text:p>
          </table:table-cell>
          <table:table-cell table:style-name="ce7" office:value-type="float" office:value="3.13253">
            <text:p>3.13253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covered-table-cell table:style-name="ce3"/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9">
            <text:p>149</text:p>
          </table:table-cell>
          <table:table-cell table:style-name="ce7" office:value-type="float" office:value="5.78479">
            <text:p>5.78479</text:p>
          </table:table-cell>
          <table:table-cell table:style-name="ce7" office:value-type="float" office:value="2.14765">
            <text:p>2.14765</text:p>
          </table:table-cell>
          <table:covered-table-cell table:number-columns-repeated="3" table:style-name="ce9"/>
          <table:table-cell table:style-name="ce4" table:number-columns-repeated="1014"/>
        </table:table-row>
        <table:table-row table:style-name="ro2">
          <table:table-cell table:style-name="ce13" office:value-type="float" office:value="5" table:number-columns-spanned="1" table:number-rows-spanned="10">
            <text:p>5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5">
            <text:p>75</text:p>
          </table:table-cell>
          <table:table-cell table:style-name="ce16" office:value-type="float" office:value="8.67627">
            <text:p>8.67627</text:p>
          </table:table-cell>
          <table:table-cell table:style-name="ce16" office:value-type="float" office:value="2.93333">
            <text:p>2.93333</text:p>
          </table:table-cell>
          <table:table-cell table:style-name="ce18" table:formula="of:=AVERAGE([.G42:.G51])" office:value-type="float" office:value="3.124343" table:number-columns-spanned="1" table:number-rows-spanned="10">
            <text:p>3.12434</text:p>
          </table:table-cell>
          <table:table-cell table:formula="of:=MIN([.G42:.G51])" office:value-type="float" office:value="2.10526" table:number-columns-spanned="1" table:number-rows-spanned="10">
            <text:p>2.10526</text:p>
          </table:table-cell>
          <table:table-cell table:style-name="ce18" table:formula="of:=MAX([.G42:.G51])" office:value-type="float" office:value="5.51724" table:number-columns-spanned="1" table:number-rows-spanned="10">
            <text:p>5.51724</text:p>
          </table:table-cell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5">
            <text:p>15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26">
            <text:p>126</text:p>
          </table:table-cell>
          <table:table-cell table:style-name="ce16" office:value-type="float" office:value="7.49698">
            <text:p>7.49698</text:p>
          </table:table-cell>
          <table:table-cell table:style-name="ce16" office:value-type="float" office:value="2.38095">
            <text:p>2.38095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25">
            <text:p>25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80">
            <text:p>180</text:p>
          </table:table-cell>
          <table:table-cell table:style-name="ce16" office:value-type="float" office:value="7.97518">
            <text:p>7.97518</text:p>
          </table:table-cell>
          <table:table-cell table:style-name="ce16" office:value-type="float" office:value="2.77778">
            <text:p>2.77778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8">
            <text:p>8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6">
            <text:p>76</text:p>
          </table:table-cell>
          <table:table-cell table:style-name="ce16" office:value-type="float" office:value="7.59768">
            <text:p>7.59768</text:p>
          </table:table-cell>
          <table:table-cell table:style-name="ce16" office:value-type="float" office:value="2.10526">
            <text:p>2.10526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40">
            <text:p>40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45">
            <text:p>145</text:p>
          </table:table-cell>
          <table:table-cell table:style-name="ce16" office:value-type="float" office:value="16.8337">
            <text:p>16.83370</text:p>
          </table:table-cell>
          <table:table-cell table:style-name="ce16" office:value-type="float" office:value="5.51724">
            <text:p>5.51724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27">
            <text:p>27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45">
            <text:p>145</text:p>
          </table:table-cell>
          <table:table-cell table:style-name="ce16" office:value-type="float" office:value="11.33585">
            <text:p>11.33585</text:p>
          </table:table-cell>
          <table:table-cell table:style-name="ce16" office:value-type="float" office:value="3.72414">
            <text:p>3.72414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21">
            <text:p>21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40">
            <text:p>140</text:p>
          </table:table-cell>
          <table:table-cell table:style-name="ce16" office:value-type="float" office:value="8.09272">
            <text:p>8.09272</text:p>
          </table:table-cell>
          <table:table-cell table:style-name="ce16" office:value-type="float" office:value="3">
            <text:p>3.00000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7">
            <text:p>17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1">
            <text:p>91</text:p>
          </table:table-cell>
          <table:table-cell table:style-name="ce16" office:value-type="float" office:value="12.12464">
            <text:p>12.12464</text:p>
          </table:table-cell>
          <table:table-cell table:style-name="ce16" office:value-type="float" office:value="3.73626">
            <text:p>3.73626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3">
            <text:p>13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7">
            <text:p>97</text:p>
          </table:table-cell>
          <table:table-cell table:style-name="ce16" office:value-type="float" office:value="9.05531">
            <text:p>9.05531</text:p>
          </table:table-cell>
          <table:table-cell table:style-name="ce16" office:value-type="float" office:value="2.68041">
            <text:p>2.68041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covered-table-cell table:style-name="ce13"/>
          <table:table-cell table:style-name="ce15" office:value-type="float" office:value="16">
            <text:p>16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34">
            <text:p>134</text:p>
          </table:table-cell>
          <table:table-cell table:style-name="ce16" office:value-type="float" office:value="4.49541">
            <text:p>4.49541</text:p>
          </table:table-cell>
          <table:table-cell table:style-name="ce16" office:value-type="float" office:value="2.38806">
            <text:p>2.38806</text:p>
          </table:table-cell>
          <table:covered-table-cell table:number-columns-repeated="3" table:style-name="ce18"/>
          <table:table-cell table:style-name="ce15"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9" office:value-type="string">
            <text:p>AVG</text:p>
          </table:table-cell>
          <table:table-cell table:style-name="ce19" office:value-type="string">
            <text:p>MIN</text:p>
          </table:table-cell>
          <table:table-cell table:style-name="ce19" office:value-type="string">
            <text:p>MAX</text:p>
          </table:table-cell>
          <table:table-cell table:number-columns-repeated="1014"/>
        </table:table-row>
        <table:table-row table:style-name="ro2">
          <table:table-cell table:style-name="ce14" office:value-type="string">
            <text:p>TOTAL/AVG</text:p>
          </table:table-cell>
          <table:table-cell table:style-name="ce14" table:formula="of:=SUM([.B2:.B51])" office:value-type="float" office:value="965">
            <text:p>965</text:p>
          </table:table-cell>
          <table:table-cell table:style-name="ce14" table:formula="of:=SUM([.C2:.C51])" office:value-type="float" office:value="540">
            <text:p>540</text:p>
          </table:table-cell>
          <table:table-cell table:style-name="ce14" table:formula="of:=SUM([.D2:.D51])" office:value-type="float" office:value="11">
            <text:p>11</text:p>
          </table:table-cell>
          <table:table-cell table:style-name="ce14" table:formula="of:=SUM([.E2:.E51])" office:value-type="float" office:value="5921">
            <text:p>5921</text:p>
          </table:table-cell>
          <table:table-cell table:style-name="ce17" table:formula="of:=AVERAGE([.F2:.F51])" office:value-type="float" office:value="9.2275952">
            <text:p>9.22760</text:p>
          </table:table-cell>
          <table:table-cell table:style-name="ce17" table:formula="of:=AVERAGE([.G2:.G51])" office:value-type="float" office:value="3.136767">
            <text:p>3.13677</text:p>
          </table:table-cell>
          <table:table-cell table:style-name="ce19" table:formula="of:=AVERAGE([.H2:.H42])" office:value-type="float" office:value="3.136767">
            <text:p>3.13677</text:p>
          </table:table-cell>
          <table:table-cell table:style-name="ce19" table:formula="of:=MIN([.I2:.I42])" office:value-type="float" office:value="1.86047">
            <text:p>1.86047</text:p>
          </table:table-cell>
          <table:table-cell table:style-name="ce19" table:formula="of:=MAX([.J2:.J42])" office:value-type="float" office:value="5.51724">
            <text:p>5.51724</text:p>
          </table:table-cell>
          <table:table-cell table:style-name="ce14" table:number-columns-repeated="1014"/>
        </table:table-row>
        <table:table-row table:style-name="ro2" table:number-rows-repeated="6548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01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2T19:08:35</meta:creation-date>
    <dc:date>2009-12-13T18:56:09</dc:date>
    <meta:editing-duration>PT119H47M10S</meta:editing-duration>
    <meta:editing-cycles>25</meta:editing-cycles>
    <meta:generator>OpenOffice.org/3.0$Unix OpenOffice.org_project/300m15$Build-9379</meta:generator>
    <meta:document-statistic meta:table-count="4" meta:cell-count="93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scatter" chart:column-mapping="0" chart:style-name="ch1">
        <chart:plot-area chart:style-name="ch2" table:cell-range-address="'Classifier Accuracy 100%'.A2:'Classifier Accuracy 100%'.A31 'Classifier Accuracy 100%'.E1:'Classifier Accuracy 100%'.E31" chart:data-source-has-labels="both" svg:x="0.117cm" svg:y="0.115cm" svg:width="7.72cm" svg:height="6.78cm">
          <chart:axis chart:dimension="x" chart:name="primary-x" chart:style-name="ch3">
            <chart:title svg:x="3.459cm" svg:y="6.486cm" chart:style-name="ch4">
              <text:p>Threshhold</text:p>
            </chart:title>
            <chart:categories table:cell-range-address="'Classifier Accuracy 100%'.A2:'Classifier Accuracy 100%'.A31"/>
          </chart:axis>
          <chart:axis chart:dimension="y" chart:name="primary-y" chart:style-name="ch3">
            <chart:title svg:x="0.158cm" svg:y="4.42cm" chart:style-name="ch5">
              <text:p>Number of Steps</text:p>
            </chart:title>
            <chart:grid chart:style-name="ch6" chart:class="major"/>
          </chart:axis>
          <chart:series chart:style-name="ch7" chart:values-cell-range-address="'Classifier Accuracy 100%'.E2:'Classifier Accuracy 100%'.E31" chart:label-cell-address="'Classifier Accuracy 100%'.E1:'Classifier Accuracy 100%'.E1" chart:class="chart:scatter">
            <chart:domain table:cell-range-address="'Classifier Accuracy 100%'.A2:'Classifier Accuracy 100%'.A31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Classifier Accuracy 100%'.E1:'Classifier Accuracy 100%'.E1">Num Steps</text:p>
              </table:table-cell>
            </table:table-row>
          </table:table-header-rows>
          <table:table-rows>
            <table:table-row>
              <table:table-cell office:value-type="string">
                <text:p text:id="'Classifier Accuracy 100%'.A2:'Classifier Accuracy 100%'.A31">70</text:p>
              </table:table-cell>
              <table:table-cell office:value-type="float" office:value="70">
                <text:p text:id="'Classifier Accuracy 100%'.A2:'Classifier Accuracy 100%'.A31">70</text:p>
              </table:table-cell>
              <table:table-cell office:value-type="float" office:value="45">
                <text:p text:id="'Classifier Accuracy 100%'.E2:'Classifier Accuracy 100%'.E31"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